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676cm" fo:break-before="auto" style:use-optimal-row-height="true"/>
    </style:style>
    <style:style style:name="ro10" style:family="table-row">
      <style:table-row-properties style:row-height="1.002cm" fo:break-before="auto" style:use-optimal-row-height="true"/>
    </style:style>
    <style:style style:name="ro11" style:family="table-row">
      <style:table-row-properties style:row-height="6.687cm" fo:break-before="auto" style:use-optimal-row-height="true"/>
    </style:style>
    <style:style style:name="ro12" style:family="table-row">
      <style:table-row-properties style:row-height="0.333cm" fo:break-before="auto" style:use-optimal-row-height="true"/>
    </style:style>
    <style:style style:name="ro13" style:family="table-row">
      <style:table-row-properties style:row-height="32.644cm" fo:break-before="auto" style:use-optimal-row-height="true"/>
    </style:style>
    <style:style style:name="ro14" style:family="table-row">
      <style:table-row-properties style:row-height="7.95cm" fo:break-before="auto" style:use-optimal-row-height="true"/>
    </style:style>
    <style:style style:name="ro15" style:family="table-row">
      <style:table-row-properties style:row-height="26.01cm" fo:break-before="auto" style:use-optimal-row-height="true"/>
    </style:style>
    <style:style style:name="ro16" style:family="table-row">
      <style:table-row-properties style:row-height="12.714cm" fo:break-before="auto" style:use-optimal-row-height="true"/>
    </style:style>
    <style:style style:name="ro17" style:family="table-row">
      <style:table-row-properties style:row-height="11.1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3]/[.J1263]" office:value-type="percentage" office:value="0.185606060606061" table:number-columns-spanned="1" table:number-rows-spanned="3">
            <text:p>18,561%</text:p>
          </table:table-cell>
          <table:table-cell table:style-name="ce33" office:value-type="string">
            <text:p>E=Exists </text:p>
          </table:table-cell>
          <table:table-cell table:style-name="ce40" table:formula="of:=COUNTIF([.B5:.B1262];&quot;E&quot;)" office:value-type="float" office:value="122">
            <text:p>122</text:p>
          </table:table-cell>
          <table:table-cell table:style-name="ce49" office:value-type="string">
            <text:p>Invalid</text:p>
          </table:table-cell>
          <table:table-cell table:style-name="ce50" table:formula="of:=COUNTIF([.B5:.B1262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3]/[.C1263])" office:value-type="percentage" office:value="0.62291169451074">
            <text:p>62,2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2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2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kplato/toolbar (non-oxygen)</text:p>
          </table:table-cell>
          <table:table-cell table:style-name="ce34"/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 office:value-type="string">
            <text:p>View-multiple-objects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</text:span><text:span text:style-name="T2">icon which looks like delete or “forbidden” - it <text:s/>is </text:span><text:span text:style-name="T2">distracting if used 10 or more times in a list; in fact the </text:span><text:span text:style-name="T2">button_no icon is used many times for list items that </text:span><text:span text:style-name="T2">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 office:value-type="string">
            <text:p>view-barcode-add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Fejl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Fejl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Fejl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Fejl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Fejl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Fejl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Fejl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Fejl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plato/libs/ui/kptscheduleeditor.cpp: <text:s text:c="3"/>actionAddSchedule <text:s/>= new KAction(KIcon( "view-time-schedule-insert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3" office:value-type="string">
            <text:p>kplato/libs/ui/kptscheduleeditor.cpp: <text:s text:c="3"/>actionAddSubSchedule <text:s/>= new KAction(KIcon( "view-time-schedule-child-insert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plato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4" office:value-type="string">
            <text:p>view-time-schedule-calculus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4" office:value-type="string">
            <text:p>E</text:p>
          </table:table-cell>
          <table:table-cell table:style-name="ce3"/>
          <table:table-cell table:style-name="ce23"/>
          <table:table-cell table:style-name="ce34" office:value-type="string">
            <text:p>kplato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kplato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/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kplato.work</text:p>
          </table:table-cell>
          <table:table-cell table:style-name="ce34"/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Fejl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Fejl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53" table:formula="of:=IF([.B271]=&quot;R&quot;;0;IF([.B271]=&quot;-&quot;;0;4))" office:value-type="float" office:value="0">
            <text:p>0</text:p>
          </table:table-cell>
          <table:table-cell table:style-name="ce53" table:formula="of:=IF([.B271]=&quot;R&quot;;0;COUNTIF([.F271:.I2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53" table:formula="of:=IF([.B272]=&quot;R&quot;;0;IF([.B272]=&quot;-&quot;;0;4))" office:value-type="float" office:value="0">
            <text:p>0</text:p>
          </table:table-cell>
          <table:table-cell table:style-name="ce53" table:formula="of:=IF([.B272]=&quot;R&quot;;0;COUNTIF([.F272:.I2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Fejl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Fejl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Fejl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Fejl:522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53" table:formula="of:=IF([.B287]=&quot;R&quot;;0;IF([.B287]=&quot;-&quot;;0;4))" office:value-type="float" office:value="4">
            <text:p>4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53" table:formula="of:=IF([.B288]=&quot;R&quot;;0;IF([.B288]=&quot;-&quot;;0;4))" office:value-type="float" office:value="4">
            <text:p>4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0">
            <text:p>0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53" table:formula="of:=IF([.B292]=&quot;R&quot;;0;IF([.B292]=&quot;-&quot;;0;4))" office:value-type="float" office:value="0">
            <text:p>0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53" table:formula="of:=IF([.B294]=&quot;R&quot;;0;IF([.B294]=&quot;-&quot;;0;4))" office:value-type="float" office:value="4">
            <text:p>4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53" table:formula="of:=IF([.B296]=&quot;R&quot;;0;IF([.B296]=&quot;-&quot;;0;4))" office:value-type="float" office:value="0">
            <text:p>0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4">
            <text:p>4</text:p>
          </table:table-cell>
          <table:table-cell table:style-name="ce53" table:formula="of:=IF([.B298]=&quot;R&quot;;0;COUNTIF([.F298:.I2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4">
            <text:p>4</text:p>
          </table:table-cell>
          <table:table-cell table:style-name="ce53" table:formula="of:=IF([.B299]=&quot;R&quot;;0;COUNTIF([.F299:.I2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Fejl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Fejl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Fejl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Fejl:522</text:p>
          </table:table-cell>
          <table:table-cell table:style-name="ce53" table:formula="of:=IF([.B300]=&quot;R&quot;;0;IF([.B300]=&quot;-&quot;;0;4))" office:value-type="float" office:value="0">
            <text:p>0</text:p>
          </table:table-cell>
          <table:table-cell table:style-name="ce53" table:formula="of:=IF([.B300]=&quot;R&quot;;0;COUNTIF([.F300:.I3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0">
            <text:p>0</text:p>
          </table:table-cell>
          <table:table-cell table:style-name="ce53" table:formula="of:=IF([.B301]=&quot;R&quot;;0;COUNTIF([.F301:.I3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Fejl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Fejl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Fejl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Fejl:522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4">
            <text:p>4</text:p>
          </table:table-cell>
          <table:table-cell table:style-name="ce53" table:formula="of:=IF([.B304]=&quot;R&quot;;0;COUNTIF([.F304:.I3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0">
            <text:p>0</text:p>
          </table:table-cell>
          <table:table-cell table:style-name="ce53" table:formula="of:=IF([.B306]=&quot;R&quot;;0;COUNTIF([.F306:.I3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Fejl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Fejl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Fejl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Fejl:522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Fejl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Fejl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Fejl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Fejl:522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4">
            <text:p>4</text:p>
          </table:table-cell>
          <table:table-cell table:style-name="ce53" table:formula="of:=IF([.B324]=&quot;R&quot;;0;COUNTIF([.F324:.I3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53" table:formula="of:=IF([.B327]=&quot;R&quot;;0;IF([.B327]=&quot;-&quot;;0;4))" office:value-type="float" office:value="4">
            <text:p>4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Fejl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Fejl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Fejl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Fejl:522</text:p>
          </table:table-cell>
          <table:table-cell table:style-name="ce53" table:formula="of:=IF([.B331]=&quot;R&quot;;0;IF([.B331]=&quot;-&quot;;0;4))" office:value-type="float" office:value="0">
            <text:p>0</text:p>
          </table:table-cell>
          <table:table-cell table:style-name="ce53" table:formula="of:=IF([.B331]=&quot;R&quot;;0;COUNTIF([.F331:.I3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x">
            <text:p>x</text:p>
          </table:table-cell>
          <table:table-cell table:style-name="ce53" table:formula="of:=IF([.B332]=&quot;R&quot;;0;IF([.B332]=&quot;-&quot;;0;4))" office:value-type="float" office:value="0">
            <text:p>0</text:p>
          </table:table-cell>
          <table:table-cell table:style-name="ce53" table:formula="of:=IF([.B332]=&quot;R&quot;;0;COUNTIF([.F332:.I3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Fejl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Fejl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Fejl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Fejl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Fejl:522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53" table:formula="of:=IF([.B336]=&quot;R&quot;;0;IF([.B336]=&quot;-&quot;;0;4))" office:value-type="float" office:value="4">
            <text:p>4</text:p>
          </table:table-cell>
          <table:table-cell table:style-name="ce53" table:formula="of:=IF([.B336]=&quot;R&quot;;0;COUNTIF([.F336:.I3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4">
            <text:p>4</text:p>
          </table:table-cell>
          <table:table-cell table:style-name="ce53" table:formula="of:=IF([.B337]=&quot;R&quot;;0;COUNTIF([.F337:.I3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0">
            <text:p>0</text:p>
          </table:table-cell>
          <table:table-cell table:style-name="ce53" table:formula="of:=IF([.B339]=&quot;R&quot;;0;COUNTIF([.F339:.I3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Fejl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Fejl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Fejl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Fejl:522</text:p>
          </table:table-cell>
          <table:table-cell table:style-name="ce53" table:formula="of:=IF([.B342]=&quot;R&quot;;0;IF([.B342]=&quot;-&quot;;0;4))" office:value-type="float" office:value="0">
            <text:p>0</text:p>
          </table:table-cell>
          <table:table-cell table:style-name="ce53" table:formula="of:=IF([.B342]=&quot;R&quot;;0;COUNTIF([.F342:.I3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Fejl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Fejl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Fejl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Fejl:522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Fejl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Fejl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53" table:formula="of:=IF([.B346]=&quot;R&quot;;0;IF([.B346]=&quot;-&quot;;0;4))" office:value-type="float" office:value="4">
            <text:p>4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53" table:formula="of:=IF([.B347]=&quot;R&quot;;0;IF([.B347]=&quot;-&quot;;0;4))" office:value-type="float" office:value="4">
            <text:p>4</text:p>
          </table:table-cell>
          <table:table-cell table:style-name="ce53" table:formula="of:=IF([.B347]=&quot;R&quot;;0;COUNTIF([.F347:.I3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53" table:formula="of:=IF([.B348]=&quot;R&quot;;0;IF([.B348]=&quot;-&quot;;0;4))" office:value-type="float" office:value="0">
            <text:p>0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53" table:formula="of:=IF([.B349]=&quot;R&quot;;0;IF([.B349]=&quot;-&quot;;0;4))" office:value-type="float" office:value="0">
            <text:p>0</text:p>
          </table:table-cell>
          <table:table-cell table:style-name="ce53" table:formula="of:=IF([.B349]=&quot;R&quot;;0;COUNTIF([.F349:.I3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53" table:formula="of:=IF([.B350]=&quot;R&quot;;0;IF([.B350]=&quot;-&quot;;0;4))" office:value-type="float" office:value="4">
            <text:p>4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53" table:formula="of:=IF([.B352]=&quot;R&quot;;0;IF([.B352]=&quot;-&quot;;0;4))" office:value-type="float" office:value="0">
            <text:p>0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Fejl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Fejl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Fejl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Fejl:522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Fejl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Fejl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Fejl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Fejl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Fejl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53" table:formula="of:=IF([.B367]=&quot;R&quot;;0;IF([.B367]=&quot;-&quot;;0;4))" office:value-type="float" office:value="4">
            <text:p>4</text:p>
          </table:table-cell>
          <table:table-cell table:style-name="ce53" table:formula="of:=IF([.B367]=&quot;R&quot;;0;COUNTIF([.F367:.I3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0">
            <text:p>0</text:p>
          </table:table-cell>
          <table:table-cell table:style-name="ce53" table:formula="of:=IF([.B369]=&quot;R&quot;;0;COUNTIF([.F369:.I3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Fejl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Fejl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Fejl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Fejl:522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53" table:formula="of:=IF([.B372]=&quot;R&quot;;0;IF([.B372]=&quot;-&quot;;0;4))" office:value-type="float" office:value="4">
            <text:p>4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53" table:formula="of:=IF([.B374]=&quot;R&quot;;0;IF([.B374]=&quot;-&quot;;0;4))" office:value-type="float" office:value="0">
            <text:p>0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53" table:formula="of:=IF([.B375]=&quot;R&quot;;0;IF([.B375]=&quot;-&quot;;0;4))" office:value-type="float" office:value="4">
            <text:p>4</text:p>
          </table:table-cell>
          <table:table-cell table:style-name="ce53" table:formula="of:=IF([.B375]=&quot;R&quot;;0;COUNTIF([.F375:.I37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x">
            <text:p>x</text:p>
          </table:table-cell>
          <table:table-cell table:style-name="ce53" table:formula="of:=IF([.B377]=&quot;R&quot;;0;IF([.B377]=&quot;-&quot;;0;4))" office:value-type="float" office:value="0">
            <text:p>0</text:p>
          </table:table-cell>
          <table:table-cell table:style-name="ce53" table:formula="of:=IF([.B377]=&quot;R&quot;;0;COUNTIF([.F377:.I3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53" table:formula="of:=IF([.B379]=&quot;R&quot;;0;IF([.B379]=&quot;-&quot;;0;4))" office:value-type="float" office:value="4">
            <text:p>4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4">
            <text:p>4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0">
            <text:p>0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0">
            <text:p>0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4">
            <text:p>4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4">
            <text:p>4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53" table:formula="of:=IF([.B387]=&quot;R&quot;;0;IF([.B387]=&quot;-&quot;;0;4))" office:value-type="float" office:value="0">
            <text:p>0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53" table:formula="of:=IF([.B388]=&quot;R&quot;;0;IF([.B388]=&quot;-&quot;;0;4))" office:value-type="float" office:value="0">
            <text:p>0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Fejl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Fejl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Fejl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Fejl:522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53" table:formula="of:=IF([.B391]=&quot;R&quot;;0;IF([.B391]=&quot;-&quot;;0;4))" office:value-type="float" office:value="4">
            <text:p>4</text:p>
          </table:table-cell>
          <table:table-cell table:style-name="ce53" table:formula="of:=IF([.B391]=&quot;R&quot;;0;COUNTIF([.F391:.I3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53" table:formula="of:=IF([.B393]=&quot;R&quot;;0;IF([.B393]=&quot;-&quot;;0;4))" office:value-type="float" office:value="0">
            <text:p>0</text:p>
          </table:table-cell>
          <table:table-cell table:style-name="ce53" table:formula="of:=IF([.B393]=&quot;R&quot;;0;COUNTIF([.F393:.I3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4">
            <text:p>4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4">
            <text:p>4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0">
            <text:p>0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0">
            <text:p>0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4">
            <text:p>4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4">
            <text:p>4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0">
            <text:p>0</text:p>
          </table:table-cell>
          <table:table-cell table:style-name="ce53" table:formula="of:=IF([.B412]=&quot;R&quot;;0;COUNTIF([.F412:.I4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0">
            <text:p>0</text:p>
          </table:table-cell>
          <table:table-cell table:style-name="ce53" table:formula="of:=IF([.B413]=&quot;R&quot;;0;COUNTIF([.F413:.I4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4">
            <text:p>4</text:p>
          </table:table-cell>
          <table:table-cell table:style-name="ce53" table:formula="of:=IF([.B415]=&quot;R&quot;;0;COUNTIF([.F415:.I4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53" table:formula="of:=IF([.B416]=&quot;R&quot;;0;IF([.B416]=&quot;-&quot;;0;4))" office:value-type="float" office:value="4">
            <text:p>4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Fejl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Fejl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Fejl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Fejl:522</text:p>
          </table:table-cell>
          <table:table-cell table:style-name="ce53" table:formula="of:=IF([.B417]=&quot;R&quot;;0;IF([.B417]=&quot;-&quot;;0;4))" office:value-type="float" office:value="0">
            <text:p>0</text:p>
          </table:table-cell>
          <table:table-cell table:style-name="ce53" table:formula="of:=IF([.B417]=&quot;R&quot;;0;COUNTIF([.F417:.I4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53" table:formula="of:=IF([.B419]=&quot;R&quot;;0;IF([.B419]=&quot;-&quot;;0;4))" office:value-type="float" office:value="4">
            <text:p>4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0">
            <text:p>0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0">
            <text:p>0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4">
            <text:p>4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53" table:formula="of:=IF([.B424]=&quot;R&quot;;0;IF([.B424]=&quot;-&quot;;0;4))" office:value-type="float" office:value="4">
            <text:p>4</text:p>
          </table:table-cell>
          <table:table-cell table:style-name="ce53" table:formula="of:=IF([.B424]=&quot;R&quot;;0;COUNTIF([.F424:.I4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0">
            <text:p>0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0">
            <text:p>0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4">
            <text:p>4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4">
            <text:p>4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0">
            <text:p>0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x">
            <text:p>x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4">
            <text:p>4</text:p>
          </table:table-cell>
          <table:table-cell table:style-name="ce53" table:formula="of:=IF([.B445]=&quot;R&quot;;0;COUNTIF([.F445:.I44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0">
            <text:p>0</text:p>
          </table:table-cell>
          <table:table-cell table:style-name="ce53" table:formula="of:=IF([.B446]=&quot;R&quot;;0;COUNTIF([.F446:.I4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4">
            <text:p>4</text:p>
          </table:table-cell>
          <table:table-cell table:style-name="ce53" table:formula="of:=IF([.B448]=&quot;R&quot;;0;COUNTIF([.F448:.I44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0">
            <text:p>0</text:p>
          </table:table-cell>
          <table:table-cell table:style-name="ce53" table:formula="of:=IF([.B450]=&quot;R&quot;;0;COUNTIF([.F450:.I4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53" table:formula="of:=IF([.B451]=&quot;R&quot;;0;IF([.B451]=&quot;-&quot;;0;4))" office:value-type="float" office:value="0">
            <text:p>0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Fejl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Fejl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Fejl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Fejl:522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Fejl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Fejl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Fejl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Fejl:522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Fejl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Fejl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Fejl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53" table:formula="of:=IF([.B457]=&quot;R&quot;;0;IF([.B457]=&quot;-&quot;;0;4))" office:value-type="float" office:value="4">
            <text:p>4</text:p>
          </table:table-cell>
          <table:table-cell table:style-name="ce53" table:formula="of:=IF([.B457]=&quot;R&quot;;0;COUNTIF([.F457:.I4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Fejl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53" table:formula="of:=IF([.B460]=&quot;R&quot;;0;IF([.B460]=&quot;-&quot;;0;4))" office:value-type="float" office:value="4">
            <text:p>4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0">
            <text:p>0</text:p>
          </table:table-cell>
          <table:table-cell table:style-name="ce53" table:formula="of:=IF([.B466]=&quot;R&quot;;0;COUNTIF([.F466:.I4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53" table:formula="of:=IF([.B467]=&quot;R&quot;;0;IF([.B467]=&quot;-&quot;;0;4))" office:value-type="float" office:value="0">
            <text:p>0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Fejl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Fejl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Fejl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Fejl:522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Fejl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Fejl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Fejl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Fejl:522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53" table:formula="of:=IF([.B511]=&quot;R&quot;;0;IF([.B511]=&quot;-&quot;;0;4))" office:value-type="float" office:value="4">
            <text:p>4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Fejl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0">
            <text:p>0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4">
            <text:p>4</text:p>
          </table:table-cell>
          <table:table-cell table:style-name="ce53" table:formula="of:=IF([.B522]=&quot;R&quot;;0;COUNTIF([.F522:.I52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4">
            <text:p>4</text:p>
          </table:table-cell>
          <table:table-cell table:style-name="ce53" table:formula="of:=IF([.B523]=&quot;R&quot;;0;COUNTIF([.F523:.I5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Fejl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Fejl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Fejl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Fejl:522</text:p>
          </table:table-cell>
          <table:table-cell table:style-name="ce53" table:formula="of:=IF([.B552]=&quot;R&quot;;0;IF([.B552]=&quot;-&quot;;0;4))" office:value-type="float" office:value="0">
            <text:p>0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Fejl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Fejl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Fejl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Fejl:522</text:p>
          </table:table-cell>
          <table:table-cell table:style-name="ce53" table:formula="of:=IF([.B553]=&quot;R&quot;;0;IF([.B553]=&quot;-&quot;;0;4))" office:value-type="float" office:value="0">
            <text:p>0</text:p>
          </table:table-cell>
          <table:table-cell table:style-name="ce53" table:formula="of:=IF([.B553]=&quot;R&quot;;0;COUNTIF([.F553:.I5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Fejl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53" table:formula="of:=IF([.B558]=&quot;R&quot;;0;IF([.B558]=&quot;-&quot;;0;4))" office:value-type="float" office:value="4">
            <text:p>4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53" table:formula="of:=IF([.B560]=&quot;R&quot;;0;IF([.B560]=&quot;-&quot;;0;4))" office:value-type="float" office:value="0">
            <text:p>0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Fejl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Fejl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Fejl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Fejl:522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Fejl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Fejl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Fejl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Fejl:522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53" table:formula="of:=IF([.B569]=&quot;R&quot;;0;IF([.B569]=&quot;-&quot;;0;4))" office:value-type="float" office:value="4">
            <text:p>4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Fejl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Fejl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Fejl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Fejl:522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Fejl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Fejl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Fejl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Fejl:522</text:p>
          </table:table-cell>
          <table:table-cell table:style-name="ce53" table:formula="of:=IF([.B571]=&quot;R&quot;;0;IF([.B571]=&quot;-&quot;;0;4))" office:value-type="float" office:value="0">
            <text:p>0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4">
            <text:p>4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53" table:formula="of:=IF([.B576]=&quot;R&quot;;0;IF([.B576]=&quot;-&quot;;0;4))" office:value-type="float" office:value="0">
            <text:p>0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4">
            <text:p>4</text:p>
          </table:table-cell>
          <table:table-cell table:style-name="ce53" table:formula="of:=IF([.B587]=&quot;R&quot;;0;COUNTIF([.F587:.I58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4">
            <text:p>4</text:p>
          </table:table-cell>
          <table:table-cell table:style-name="ce53" table:formula="of:=IF([.B588]=&quot;R&quot;;0;COUNTIF([.F588:.I58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 office:value-type="string">
            <text:p>“grid”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589]=&quot;R&quot;;0;IF([.B589]=&quot;-&quot;;0;4))" office:value-type="float" office:value="0">
            <text:p>0</text:p>
          </table:table-cell>
          <table:table-cell table:style-name="ce53" table:formula="of:=IF([.B589]=&quot;R&quot;;0;COUNTIF([.F589:.I5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0">
            <text:p>0</text:p>
          </table:table-cell>
          <table:table-cell table:style-name="ce53" table:formula="of:=IF([.B590]=&quot;R&quot;;0;COUNTIF([.F590:.I5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53" table:formula="of:=IF([.B591]=&quot;R&quot;;0;IF([.B591]=&quot;-&quot;;0;4))" office:value-type="float" office:value="4">
            <text:p>4</text:p>
          </table:table-cell>
          <table:table-cell table:style-name="ce53" table:formula="of:=IF([.B591]=&quot;R&quot;;0;COUNTIF([.F591:.I5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53" table:formula="of:=IF([.B595]=&quot;R&quot;;0;IF([.B595]=&quot;-&quot;;0;4))" office:value-type="float" office:value="0">
            <text:p>0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Fejl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Fejl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Fejl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Fejl:522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53" table:formula="of:=IF([.B598]=&quot;R&quot;;0;IF([.B598]=&quot;-&quot;;0;4))" office:value-type="float" office:value="4">
            <text:p>4</text:p>
          </table:table-cell>
          <table:table-cell table:style-name="ce53" table:formula="of:=IF([.B598]=&quot;R&quot;;0;COUNTIF([.F598:.I5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53" table:formula="of:=IF([.B599]=&quot;R&quot;;0;IF([.B599]=&quot;-&quot;;0;4))" office:value-type="float" office:value="4">
            <text:p>4</text:p>
          </table:table-cell>
          <table:table-cell table:style-name="ce53" table:formula="of:=IF([.B599]=&quot;R&quot;;0;COUNTIF([.F599:.I5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0">
            <text:p>0</text:p>
          </table:table-cell>
          <table:table-cell table:style-name="ce53" table:formula="of:=IF([.B600]=&quot;R&quot;;0;COUNTIF([.F600:.I6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Fejl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Fejl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Fejl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Fejl:522</text:p>
          </table:table-cell>
          <table:table-cell table:style-name="ce53" table:formula="of:=IF([.B601]=&quot;R&quot;;0;IF([.B601]=&quot;-&quot;;0;4))" office:value-type="float" office:value="0">
            <text:p>0</text:p>
          </table:table-cell>
          <table:table-cell table:style-name="ce53" table:formula="of:=IF([.B601]=&quot;R&quot;;0;COUNTIF([.F601:.I6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Fejl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53" table:formula="of:=IF([.B614]=&quot;R&quot;;0;IF([.B614]=&quot;-&quot;;0;4))" office:value-type="float" office:value="4">
            <text:p>4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53" table:formula="of:=IF([.B615]=&quot;R&quot;;0;IF([.B615]=&quot;-&quot;;0;4))" office:value-type="float" office:value="4">
            <text:p>4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0">
            <text:p>0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53" table:formula="of:=IF([.B617]=&quot;R&quot;;0;IF([.B617]=&quot;-&quot;;0;4))" office:value-type="float" office:value="0">
            <text:p>0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Fejl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Fejl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Fejl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Fejl:522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Fejl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Fejl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Fejl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Fejl:522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Fejl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Fejl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Fejl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53" table:formula="of:=IF([.B623]=&quot;R&quot;;0;IF([.B623]=&quot;-&quot;;0;4))" office:value-type="float" office:value="4">
            <text:p>4</text:p>
          </table:table-cell>
          <table:table-cell table:style-name="ce53" table:formula="of:=IF([.B623]=&quot;R&quot;;0;COUNTIF([.F623:.I6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53" table:formula="of:=IF([.B624]=&quot;R&quot;;0;IF([.B624]=&quot;-&quot;;0;4))" office:value-type="float" office:value="4">
            <text:p>4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53" table:formula="of:=IF([.B625]=&quot;R&quot;;0;IF([.B625]=&quot;-&quot;;0;4))" office:value-type="float" office:value="0">
            <text:p>0</text:p>
          </table:table-cell>
          <table:table-cell table:style-name="ce53" table:formula="of:=IF([.B625]=&quot;R&quot;;0;COUNTIF([.F625:.I6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4">
            <text:p>4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0">
            <text:p>0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53" table:formula="of:=IF([.B629]=&quot;R&quot;;0;IF([.B629]=&quot;-&quot;;0;4))" office:value-type="float" office:value="0">
            <text:p>0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53" table:formula="of:=IF([.B630]=&quot;R&quot;;0;IF([.B630]=&quot;-&quot;;0;4))" office:value-type="float" office:value="4">
            <text:p>4</text:p>
          </table:table-cell>
          <table:table-cell table:style-name="ce53" table:formula="of:=IF([.B630]=&quot;R&quot;;0;COUNTIF([.F630:.I6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4">
            <text:p>4</text:p>
          </table:table-cell>
          <table:table-cell table:style-name="ce53" table:formula="of:=IF([.B631]=&quot;R&quot;;0;COUNTIF([.F631:.I6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0">
            <text:p>0</text:p>
          </table:table-cell>
          <table:table-cell table:style-name="ce53" table:formula="of:=IF([.B632]=&quot;R&quot;;0;COUNTIF([.F632:.I6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0">
            <text:p>0</text:p>
          </table:table-cell>
          <table:table-cell table:style-name="ce53" table:formula="of:=IF([.B635]=&quot;R&quot;;0;COUNTIF([.F635:.I6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53" table:formula="of:=IF([.B641]=&quot;R&quot;;0;IF([.B641]=&quot;-&quot;;0;4))" office:value-type="float" office:value="4">
            <text:p>4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53" table:formula="of:=IF([.B643]=&quot;R&quot;;0;IF([.B643]=&quot;-&quot;;0;4))" office:value-type="float" office:value="0">
            <text:p>0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53" table:formula="of:=IF([.B644]=&quot;R&quot;;0;IF([.B644]=&quot;-&quot;;0;4))" office:value-type="float" office:value="4">
            <text:p>4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53" table:formula="of:=IF([.B645]=&quot;R&quot;;0;IF([.B645]=&quot;-&quot;;0;4))" office:value-type="float" office:value="4">
            <text:p>4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53" table:formula="of:=IF([.B649]=&quot;R&quot;;0;IF([.B649]=&quot;-&quot;;0;4))" office:value-type="float" office:value="0">
            <text:p>0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53" table:formula="of:=IF([.B650]=&quot;R&quot;;0;IF([.B650]=&quot;-&quot;;0;4))" office:value-type="float" office:value="0">
            <text:p>0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53" table:formula="of:=IF([.B652]=&quot;R&quot;;0;IF([.B652]=&quot;-&quot;;0;4))" office:value-type="float" office:value="4">
            <text:p>4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53" table:formula="of:=IF([.B654]=&quot;R&quot;;0;IF([.B654]=&quot;-&quot;;0;4))" office:value-type="float" office:value="0">
            <text:p>0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53" table:formula="of:=IF([.B660]=&quot;R&quot;;0;IF([.B660]=&quot;-&quot;;0;4))" office:value-type="float" office:value="4">
            <text:p>4</text:p>
          </table:table-cell>
          <table:table-cell table:style-name="ce53" table:formula="of:=IF([.B660]=&quot;R&quot;;0;COUNTIF([.F660:.I66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53" table:formula="of:=IF([.B661]=&quot;R&quot;;0;IF([.B661]=&quot;-&quot;;0;4))" office:value-type="float" office:value="4">
            <text:p>4</text:p>
          </table:table-cell>
          <table:table-cell table:style-name="ce53" table:formula="of:=IF([.B661]=&quot;R&quot;;0;COUNTIF([.F661:.I6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53" table:formula="of:=IF([.B673]=&quot;R&quot;;0;IF([.B673]=&quot;-&quot;;0;4))" office:value-type="float" office:value="0">
            <text:p>0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53" table:formula="of:=IF([.B674]=&quot;R&quot;;0;IF([.B674]=&quot;-&quot;;0;4))" office:value-type="float" office:value="0">
            <text:p>0</text:p>
          </table:table-cell>
          <table:table-cell table:style-name="ce53" table:formula="of:=IF([.B674]=&quot;R&quot;;0;COUNTIF([.F674:.I6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53" table:formula="of:=IF([.B683]=&quot;R&quot;;0;IF([.B683]=&quot;-&quot;;0;4))" office:value-type="float" office:value="4">
            <text:p>4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4">
            <text:p>4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53" table:formula="of:=IF([.B688]=&quot;R&quot;;0;IF([.B688]=&quot;-&quot;;0;4))" office:value-type="float" office:value="0">
            <text:p>0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53" table:formula="of:=IF([.B689]=&quot;R&quot;;0;IF([.B689]=&quot;-&quot;;0;4))" office:value-type="float" office:value="0">
            <text:p>0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53" table:formula="of:=IF([.B691]=&quot;R&quot;;0;IF([.B691]=&quot;-&quot;;0;4))" office:value-type="float" office:value="4">
            <text:p>4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53" table:formula="of:=IF([.B692]=&quot;R&quot;;0;IF([.B692]=&quot;-&quot;;0;4))" office:value-type="float" office:value="4">
            <text:p>4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53" table:formula="of:=IF([.B694]=&quot;R&quot;;0;IF([.B694]=&quot;-&quot;;0;4))" office:value-type="float" office:value="0">
            <text:p>0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53" table:formula="of:=IF([.B695]=&quot;R&quot;;0;IF([.B695]=&quot;-&quot;;0;4))" office:value-type="float" office:value="0">
            <text:p>0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4">
            <text:p>4</text:p>
          </table:table-cell>
          <table:table-cell table:style-name="ce53" table:formula="of:=IF([.B698]=&quot;R&quot;;0;COUNTIF([.F698:.I6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53" table:formula="of:=IF([.B699]=&quot;R&quot;;0;IF([.B699]=&quot;-&quot;;0;4))" office:value-type="float" office:value="4">
            <text:p>4</text:p>
          </table:table-cell>
          <table:table-cell table:style-name="ce53" table:formula="of:=IF([.B699]=&quot;R&quot;;0;COUNTIF([.F699:.I6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Fejl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Fejl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Fejl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Fejl:522</text:p>
          </table:table-cell>
          <table:table-cell table:style-name="ce53" table:formula="of:=IF([.B705]=&quot;R&quot;;0;IF([.B705]=&quot;-&quot;;0;4))" office:value-type="float" office:value="0">
            <text:p>0</text:p>
          </table:table-cell>
          <table:table-cell table:style-name="ce53" table:formula="of:=IF([.B705]=&quot;R&quot;;0;COUNTIF([.F705:.I7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53" table:formula="of:=IF([.B707]=&quot;R&quot;;0;IF([.B707]=&quot;-&quot;;0;4))" office:value-type="float" office:value="4">
            <text:p>4</text:p>
          </table:table-cell>
          <table:table-cell table:style-name="ce53" table:formula="of:=IF([.B707]=&quot;R&quot;;0;COUNTIF([.F707:.I70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53" table:formula="of:=IF([.B708]=&quot;R&quot;;0;IF([.B708]=&quot;-&quot;;0;4))" office:value-type="float" office:value="0">
            <text:p>0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Fejl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Fejl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Fejl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Fejl:522</text:p>
          </table:table-cell>
          <table:table-cell table:style-name="ce53" table:formula="of:=IF([.B709]=&quot;R&quot;;0;IF([.B709]=&quot;-&quot;;0;4))" office:value-type="float" office:value="0">
            <text:p>0</text:p>
          </table:table-cell>
          <table:table-cell table:style-name="ce53" table:formula="of:=IF([.B709]=&quot;R&quot;;0;COUNTIF([.F709:.I7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Fejl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Fejl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Fejl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Fejl:522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Fejl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Fejl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Fejl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Fejl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Fejl:522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Fejl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53" table:formula="of:=IF([.B719]=&quot;R&quot;;0;IF([.B719]=&quot;-&quot;;0;4))" office:value-type="float" office:value="4">
            <text:p>4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53" table:formula="of:=IF([.B720]=&quot;R&quot;;0;IF([.B720]=&quot;-&quot;;0;4))" office:value-type="float" office:value="4">
            <text:p>4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Fejl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Fejl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Fejl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Fejl:522</text:p>
          </table:table-cell>
          <table:table-cell table:style-name="ce53" table:formula="of:=IF([.B722]=&quot;R&quot;;0;IF([.B722]=&quot;-&quot;;0;4))" office:value-type="float" office:value="0">
            <text:p>0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Fejl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Fejl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Fejl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Fejl:522</text:p>
          </table:table-cell>
          <table:table-cell table:style-name="ce53" table:formula="of:=IF([.B723]=&quot;R&quot;;0;IF([.B723]=&quot;-&quot;;0;4))" office:value-type="float" office:value="0">
            <text:p>0</text:p>
          </table:table-cell>
          <table:table-cell table:style-name="ce53" table:formula="of:=IF([.B723]=&quot;R&quot;;0;COUNTIF([.F723:.I7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Fejl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53" table:formula="of:=IF([.B728]=&quot;R&quot;;0;IF([.B728]=&quot;-&quot;;0;4))" office:value-type="float" office:value="4">
            <text:p>4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53" table:formula="of:=IF([.B729]=&quot;R&quot;;0;IF([.B729]=&quot;-&quot;;0;4))" office:value-type="float" office:value="4">
            <text:p>4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53" table:formula="of:=IF([.B731]=&quot;R&quot;;0;IF([.B731]=&quot;-&quot;;0;4))" office:value-type="float" office:value="0">
            <text:p>0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0">
            <text:p>0</text:p>
          </table:table-cell>
          <table:table-cell table:style-name="ce53" table:formula="of:=IF([.B732]=&quot;R&quot;;0;COUNTIF([.F732:.I7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4">
            <text:p>4</text:p>
          </table:table-cell>
          <table:table-cell table:style-name="ce53" table:formula="of:=IF([.B736]=&quot;R&quot;;0;COUNTIF([.F736:.I7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4">
            <text:p>4</text:p>
          </table:table-cell>
          <table:table-cell table:style-name="ce53" table:formula="of:=IF([.B737]=&quot;R&quot;;0;COUNTIF([.F737:.I7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Fejl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Fejl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Fejl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Fejl:522</text:p>
          </table:table-cell>
          <table:table-cell table:style-name="ce53" table:formula="of:=IF([.B739]=&quot;R&quot;;0;IF([.B739]=&quot;-&quot;;0;4))" office:value-type="float" office:value="0">
            <text:p>0</text:p>
          </table:table-cell>
          <table:table-cell table:style-name="ce53" table:formula="of:=IF([.B739]=&quot;R&quot;;0;COUNTIF([.F739:.I7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Fejl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Fejl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Fejl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Fejl:522</text:p>
          </table:table-cell>
          <table:table-cell table:style-name="ce53" table:formula="of:=IF([.B740]=&quot;R&quot;;0;IF([.B740]=&quot;-&quot;;0;4))" office:value-type="float" office:value="0">
            <text:p>0</text:p>
          </table:table-cell>
          <table:table-cell table:style-name="ce53" table:formula="of:=IF([.B740]=&quot;R&quot;;0;COUNTIF([.F740:.I7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Fejl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Fejl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Fejl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Fejl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Fejl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Fejl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Fejl:522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Fejl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Fejl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Fejl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Fejl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Fejl:522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53" table:formula="of:=IF([.B750]=&quot;R&quot;;0;IF([.B750]=&quot;-&quot;;0;4))" office:value-type="float" office:value="4">
            <text:p>4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53" table:formula="of:=IF([.B752]=&quot;R&quot;;0;IF([.B752]=&quot;-&quot;;0;4))" office:value-type="float" office:value="0">
            <text:p>0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53" table:formula="of:=IF([.B753]=&quot;R&quot;;0;IF([.B753]=&quot;-&quot;;0;4))" office:value-type="float" office:value="4">
            <text:p>4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ce31"/>
          <table:table-cell table:style-name="ce34"/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53" table:formula="of:=IF([.B754]=&quot;R&quot;;0;IF([.B754]=&quot;-&quot;;0;4))" office:value-type="float" office:value="4">
            <text:p>4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53" table:formula="of:=IF([.B761]=&quot;R&quot;;0;IF([.B761]=&quot;-&quot;;0;4))" office:value-type="float" office:value="0">
            <text:p>0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53" table:formula="of:=IF([.B762]=&quot;R&quot;;0;IF([.B762]=&quot;-&quot;;0;4))" office:value-type="float" office:value="0">
            <text:p>0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53" table:formula="of:=IF([.B763]=&quot;R&quot;;0;IF([.B763]=&quot;-&quot;;0;4))" office:value-type="float" office:value="4">
            <text:p>4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53" table:formula="of:=IF([.B764]=&quot;R&quot;;0;IF([.B764]=&quot;-&quot;;0;4))" office:value-type="float" office:value="4">
            <text:p>4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53" table:formula="of:=IF([.B770]=&quot;R&quot;;0;IF([.B770]=&quot;-&quot;;0;4))" office:value-type="float" office:value="0">
            <text:p>0</text:p>
          </table:table-cell>
          <table:table-cell table:style-name="ce53" table:formula="of:=IF([.B770]=&quot;R&quot;;0;COUNTIF([.F770:.I7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53" table:formula="of:=IF([.B771]=&quot;R&quot;;0;IF([.B771]=&quot;-&quot;;0;4))" office:value-type="float" office:value="0">
            <text:p>0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53" table:formula="of:=IF([.B772]=&quot;R&quot;;0;IF([.B772]=&quot;-&quot;;0;4))" office:value-type="float" office:value="4">
            <text:p>4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53" table:formula="of:=IF([.B773]=&quot;R&quot;;0;IF([.B773]=&quot;-&quot;;0;4))" office:value-type="float" office:value="4">
            <text:p>4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53" table:formula="of:=IF([.B774]=&quot;R&quot;;0;IF([.B774]=&quot;-&quot;;0;4))" office:value-type="float" office:value="0">
            <text:p>0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53" table:formula="of:=IF([.B775]=&quot;R&quot;;0;IF([.B775]=&quot;-&quot;;0;4))" office:value-type="float" office:value="0">
            <text:p>0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53" table:formula="of:=IF([.B777]=&quot;R&quot;;0;IF([.B777]=&quot;-&quot;;0;4))" office:value-type="float" office:value="4">
            <text:p>4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53" table:formula="of:=IF([.B780]=&quot;R&quot;;0;IF([.B780]=&quot;-&quot;;0;4))" office:value-type="float" office:value="4">
            <text:p>4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53" table:formula="of:=IF([.B784]=&quot;R&quot;;0;IF([.B784]=&quot;-&quot;;0;4))" office:value-type="float" office:value="0">
            <text:p>0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53" table:formula="of:=IF([.B786]=&quot;R&quot;;0;IF([.B786]=&quot;-&quot;;0;4))" office:value-type="float" office:value="4">
            <text:p>4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53" table:formula="of:=IF([.B796]=&quot;R&quot;;0;IF([.B796]=&quot;-&quot;;0;4))" office:value-type="float" office:value="0">
            <text:p>0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53" table:formula="of:=IF([.B797]=&quot;R&quot;;0;IF([.B797]=&quot;-&quot;;0;4))" office:value-type="float" office:value="0">
            <text:p>0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53" table:formula="of:=IF([.B798]=&quot;R&quot;;0;IF([.B798]=&quot;-&quot;;0;4))" office:value-type="float" office:value="4">
            <text:p>4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53" table:formula="of:=IF([.B799]=&quot;R&quot;;0;IF([.B799]=&quot;-&quot;;0;4))" office:value-type="float" office:value="4">
            <text:p>4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6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7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Property.cpp:Property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53" table:formula="of:=IF([.B935]=&quot;R&quot;;0;IF([.B935]=&quot;-&quot;;0;4))" office:value-type="float" office:value="0">
            <text:p>0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53" table:formula="of:=IF([.B937]=&quot;R&quot;;0;IF([.B937]=&quot;-&quot;;0;4))" office:value-type="float" office:value="4">
            <text:p>4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53" table:formula="of:=IF([.B981]=&quot;R&quot;;0;IF([.B981]=&quot;-&quot;;0;4))" office:value-type="float" office:value="0">
            <text:p>0</text:p>
          </table:table-cell>
          <table:table-cell table:style-name="ce53" table:formula="of:=IF([.B981]=&quot;R&quot;;0;COUNTIF([.F981:.I9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53" table:formula="of:=IF([.B982]=&quot;R&quot;;0;IF([.B982]=&quot;-&quot;;0;4))" office:value-type="float" office:value="0">
            <text:p>0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53" table:formula="of:=IF([.B983]=&quot;R&quot;;0;IF([.B983]=&quot;-&quot;;0;4))" office:value-type="float" office:value="4">
            <text:p>4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53" table:formula="of:=IF([.B984]=&quot;R&quot;;0;IF([.B984]=&quot;-&quot;;0;4))" office:value-type="float" office:value="4">
            <text:p>4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measure.h: <text:s text:c="7"/>setIcon("krita_tool_measur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brush.h: <text:s text:c="7"/>setIcon("krita_tool_free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ellipse.h: <text:s text:c="7"/>setIcon("krita_tool_ellips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53" table:formula="of:=IF([.B1020]=&quot;R&quot;;0;IF([.B1020]=&quot;-&quot;;0;4))" office:value-type="float" office:value="0">
            <text:p>0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53" table:formula="of:=IF([.B1021]=&quot;R&quot;;0;IF([.B1021]=&quot;-&quot;;0;4))" office:value-type="float" office:value="0">
            <text:p>0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53" table:formula="of:=IF([.B1022]=&quot;R&quot;;0;IF([.B1022]=&quot;-&quot;;0;4))" office:value-type="float" office:value="4">
            <text:p>4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K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53" table:formula="of:=IF([.B1023]=&quot;R&quot;;0;IF([.B1023]=&quot;-&quot;;0;4))" office:value-type="float" office:value="4">
            <text:p>4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53" table:formula="of:=IF([.B1025]=&quot;R&quot;;0;IF([.B1025]=&quot;-&quot;;0;4))" office:value-type="float" office:value="0">
            <text:p>0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53" table:formula="of:=IF([.B1026]=&quot;R&quot;;0;IF([.B1026]=&quot;-&quot;;0;4))" office:value-type="float" office:value="0">
            <text:p>0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53" table:formula="of:=IF([.B1027]=&quot;R&quot;;0;IF([.B1027]=&quot;-&quot;;0;4))" office:value-type="float" office:value="4">
            <text:p>4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53" table:formula="of:=IF([.B1028]=&quot;R&quot;;0;IF([.B1028]=&quot;-&quot;;0;4))" office:value-type="float" office:value="4">
            <text:p>4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53" table:formula="of:=IF([.B1032]=&quot;R&quot;;0;IF([.B1032]=&quot;-&quot;;0;4))" office:value-type="float" office:value="0">
            <text:p>0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53" table:formula="of:=IF([.B1033]=&quot;R&quot;;0;IF([.B1033]=&quot;-&quot;;0;4))" office:value-type="float" office:value="0">
            <text:p>0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53" table:formula="of:=IF([.B1034]=&quot;R&quot;;0;IF([.B1034]=&quot;-&quot;;0;4))" office:value-type="float" office:value="4">
            <text:p>4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53" table:formula="of:=IF([.B1035]=&quot;R&quot;;0;IF([.B1035]=&quot;-&quot;;0;4))" office:value-type="float" office:value="4">
            <text:p>4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All-&gt;setIcon(KIcon("go-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-&gt;setIcon(KIcon("go-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Top-&gt;setIcon(KIcon("go-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Up-&gt;setIcon(K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CellToolFactory.cpp:void CellToolFactory::setIcon(const QString&amp; icon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InButton-&gt;setIcon(KIcon("zoom-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53" table:formula="of:=IF([.B1175]=&quot;R&quot;;0;IF([.B1175]=&quot;-&quot;;0;4))" office:value-type="float" office:value="0">
            <text:p>0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53" table:formula="of:=IF([.B1176]=&quot;R&quot;;0;IF([.B1176]=&quot;-&quot;;0;4))" office:value-type="float" office:value="0">
            <text:p>0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53" table:formula="of:=IF([.B1179]=&quot;R&quot;;0;IF([.B1179]=&quot;-&quot;;0;4))" office:value-type="float" office:value="4">
            <text:p>4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53" table:formula="of:=IF([.B1180]=&quot;R&quot;;0;IF([.B1180]=&quot;-&quot;;0;4))" office:value-type="float" office:value="4">
            <text:p>4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53" table:formula="of:=IF([.B1192]=&quot;R&quot;;0;IF([.B1192]=&quot;-&quot;;0;4))" office:value-type="float" office:value="0">
            <text:p>0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53" table:formula="of:=IF([.B1193]=&quot;R&quot;;0;IF([.B1193]=&quot;-&quot;;0;4))" office:value-type="float" office:value="0">
            <text:p>0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53" table:formula="of:=IF([.B1194]=&quot;R&quot;;0;IF([.B1194]=&quot;-&quot;;0;4))" office:value-type="float" office:value="4">
            <text:p>4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53" table:formula="of:=IF([.B1195]=&quot;R&quot;;0;IF([.B1195]=&quot;-&quot;;0;4))" office:value-type="float" office:value="4">
            <text:p>4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53" table:formula="of:=IF([.B1203]=&quot;R&quot;;0;IF([.B1203]=&quot;-&quot;;0;4))" office:value-type="float" office:value="0">
            <text:p>0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53" table:formula="of:=IF([.B1204]=&quot;R&quot;;0;IF([.B1204]=&quot;-&quot;;0;4))" office:value-type="float" office:value="0">
            <text:p>0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53" table:formula="of:=IF([.B1205]=&quot;R&quot;;0;IF([.B1205]=&quot;-&quot;;0;4))" office:value-type="float" office:value="4">
            <text:p>4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53" table:formula="of:=IF([.B1206]=&quot;R&quot;;0;IF([.B1206]=&quot;-&quot;;0;4))" office:value-type="float" office:value="4">
            <text:p>4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53" table:formula="of:=IF([.B1208]=&quot;R&quot;;0;IF([.B1208]=&quot;-&quot;;0;4))" office:value-type="float" office:value="0">
            <text:p>0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53" table:formula="of:=IF([.B1209]=&quot;R&quot;;0;IF([.B1209]=&quot;-&quot;;0;4))" office:value-type="float" office:value="0">
            <text:p>0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53" table:formula="of:=IF([.B1210]=&quot;R&quot;;0;IF([.B1210]=&quot;-&quot;;0;4))" office:value-type="float" office:value="4">
            <text:p>4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53" table:formula="of:=IF([.B1211]=&quot;R&quot;;0;IF([.B1211]=&quot;-&quot;;0;4))" office:value-type="float" office:value="4">
            <text:p>4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53" table:formula="of:=IF([.B1212]=&quot;R&quot;;0;IF([.B1212]=&quot;-&quot;;0;4))" office:value-type="float" office:value="0">
            <text:p>0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53" table:formula="of:=IF([.B1214]=&quot;R&quot;;0;IF([.B1214]=&quot;-&quot;;0;4))" office:value-type="float" office:value="4">
            <text:p>4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53" table:formula="of:=IF([.B1215]=&quot;R&quot;;0;IF([.B1215]=&quot;-&quot;;0;4))" office:value-type="float" office:value="0">
            <text:p>0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53" table:formula="of:=IF([.B1219]=&quot;R&quot;;0;IF([.B1219]=&quot;-&quot;;0;4))" office:value-type="float" office:value="4">
            <text:p>4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53" table:formula="of:=IF([.B1242]=&quot;R&quot;;0;IF([.B1242]=&quot;-&quot;;0;4))" office:value-type="float" office:value="0">
            <text:p>0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53" table:formula="of:=IF([.B1243]=&quot;R&quot;;0;IF([.B1243]=&quot;-&quot;;0;4))" office:value-type="float" office:value="0">
            <text:p>0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53" table:formula="of:=IF([.B1244]=&quot;R&quot;;0;IF([.B1244]=&quot;-&quot;;0;4))" office:value-type="float" office:value="4">
            <text:p>4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53" table:formula="of:=IF([.B1245]=&quot;R&quot;;0;IF([.B1245]=&quot;-&quot;;0;4))" office:value-type="float" office:value="4">
            <text:p>4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1])" office:value-type="float" office:value="474">
            <text:p>474</text:p>
          </table:table-cell>
          <table:table-cell table:style-name="ce17" table:formula="of:=ROWS([.B5:.B1261])" office:value-type="float" office:value="1257">
            <text:p>1257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2])" office:value-type="float" office:value="3168">
            <text:p>3168</text:p>
          </table:table-cell>
          <table:table-cell table:style-name="ce56" table:formula="of:=SUM([.K5:.K1262])" office:value-type="float" office:value="588">
            <text:p>58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-08-2010</text:date>, <text:time>10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uno pinheiro</meta:initial-creator>
    <meta:creation-date>2009-07-26T22:03:46</meta:creation-date>
    <dc:date>2010-08-25T10:44:37</dc:date>
    <meta:editing-cycles>214</meta:editing-cycles>
    <meta:editing-duration>PT61H23M15S</meta:editing-duration>
    <meta:document-statistic meta:table-count="1" meta:cell-count="11930" meta:object-count="0"/>
    <meta:user-defined meta:name="Info 1"/>
    <meta:user-defined meta:name="Info 2"/>
    <meta:user-defined meta:name="Info 3"/>
    <meta:user-defined meta:name="Info 4"/>
  </office:meta>
</office:document-meta>
</file>